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Def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DefImpl.setMandatory( boolean 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DefImpl.setDeclaringNodeType( Name declaring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DefImpl.getRequiredPrimary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Def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mpl.defin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mpl.setNam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DefImpl.setRequiredPrimaryTypes( Name [ ] requiredPrimary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DefImpl.getDefaultPrima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mpl.setOnParentVersion( int onParent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DefImpl.allowsSameNameSibl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mpl.setAllowsSameNameSiblings( boolean allowsSameNameSibl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DefImpl.setDefaultPrimaryType( Name default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DefImpl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DefImpl.setProtected( boolean write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DefImpl.setAutoCreated( boolean autoCre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DefImpl.NodeDef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